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e46b9"/>
    </style:style>
    <style:style style:name="P2" style:family="paragraph" style:parent-style-name="Standard" style:list-style-name="L1">
      <style:text-properties officeooo:rsid="000e46b9" officeooo:paragraph-rsid="000e46b9"/>
    </style:style>
    <style:style style:name="P3" style:family="paragraph" style:parent-style-name="Standard" style:list-style-name="L1">
      <style:text-properties officeooo:rsid="001023ba" officeooo:paragraph-rsid="001023ba"/>
    </style:style>
    <style:style style:name="T1" style:family="text">
      <style:text-properties officeooo:rsid="000e46b9"/>
    </style:style>
    <style:style style:name="T2" style:family="text">
      <style:text-properties officeooo:rsid="001023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rutores da liberdade: comunidades, lutas e identidades negras no Brasil do século XIX</text:p>
      <text:p text:style-name="Standard"/>
      <text:p text:style-name="Standard">Aula 8 (19/08): Carnaval, Política e Liberdade: Experiências Negras e a Abolição da Escravidão no Rio de Janeiro (1879-1888)</text:p>
      <text:p text:style-name="Standard"/>
      <text:p text:style-name="Standard">Eric Brasil - Professor doutor do curso de História da UNILAB/Malês, autor e organizador de, entre outros, "A Corte em Festa: experiências negras em carnavais do Rio de Janeiro (1879-1888)" e "Cultura Negra: novos desafios para historiadores". Pesquisador do Pós-Abolição no Brasil e no Caribe e de Humanidades Digitais e História Digital.</text:p>
      <text:p text:style-name="Standard"/>
      <text:list xml:id="list4241168837" text:style-name="L1">
        <text:list-item>
          <text:p text:style-name="P2">Apresentação: Percursos, dilemas, perguntas</text:p>
          <text:list>
            <text:list-item>
              <text:p text:style-name="P3">A pesquisa ontem, hoje e amanhã: história digital</text:p>
            </text:list-item>
          </text:list>
        </text:list-item>
        <text:list-item>
          <text:p text:style-name="P2">Páginas Carnavalescas: a festa carnavalesca como um problema histórico</text:p>
          <text:list>
            <text:list-item>
              <text:p text:style-name="P2">Que carnaval é esse?</text:p>
            </text:list-item>
            <text:list-item>
              <text:p text:style-name="P2">Pq estudar essa festa?</text:p>
            </text:list-item>
            <text:list-item>
              <text:p text:style-name="P2">História Social</text:p>
            </text:list-item>
          </text:list>
        </text:list-item>
        <text:list-item>
          <text:p text:style-name="P2">Repressão e racialização: imprensa e polícia</text:p>
          <text:list>
            <text:list-item>
              <text:p text:style-name="P1"><text:span text:style-name="T1">Prisões nos jornais</text:span></text:p>
            </text:list-item>
            <text:list-item>
              <text:p text:style-name="P1"><text:span text:style-name="T1">Prisões nas fontes da Casa de Detenção</text:span></text:p>
            </text:list-item>
          </text:list>
        </text:list-item>
        <text:list-item>
          <text:p text:style-name="P2">Ação política <text:span text:style-name="T2">e as disputas pelos sentidos da liberdade</text:span></text:p>
          <text:list>
            <text:list-item>
              <text:p text:style-name="P1"><text:span text:style-name="T1">Diabinhos Encarnados </text:span></text:p>
            </text:list-item>
            <text:list-item>
              <text:p text:style-name="P3">Cucumbis Carnavalescos</text:p>
            </text:list-item>
          </text:list>
        </text:list-item>
        <text:list-item>
          <text:p text:style-name="P3">De volta ao princípio: as fontes, os métodos e a tecnologi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8T00:34:04.359230426</meta:creation-date>
    <dc:date>2020-08-08T00:59:10.075785993</dc:date>
    <meta:editing-duration>PT4M45S</meta:editing-duration>
    <meta:editing-cycles>1</meta:editing-cycles>
    <meta:document-statistic meta:table-count="0" meta:image-count="0" meta:object-count="0" meta:page-count="1" meta:paragraph-count="16" meta:word-count="168" meta:character-count="1043" meta:non-whitespace-character-count="903"/>
    <meta:generator>LibreOffice/6.4.4.2$Linux_X86_64 LibreOffice_project/40$Build-2</meta:generator>
  </office:meta>
</office:document-meta>
</file>